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Heading_20_1" style:master-page-name="MP0">
      <style:paragraph-properties style:page-number="auto"/>
    </style:style>
    <style:style style:name="P4" style:family="paragraph" style:parent-style-name="Normal">
      <style:paragraph-properties fo:margin-left="0cm" fo:margin-right="0cm" fo:text-indent="0.635cm" style:auto-text-indent="false"/>
      <style:text-properties officeooo:paragraph-rsid="00168d78"/>
    </style:style>
    <style:style style:name="P5" style:family="paragraph" style:parent-style-name="Normal">
      <style:paragraph-properties fo:break-before="page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bookmark0"/>GALENIQVOS, QVIBVS CATHARTI-<text:line-break/>CIS .MEDICAMENTIS ET QVANDO<text:line-break/>PVRGARE OPORTEAT<text:bookmark-end text:name="bookmark0"/></text:h>
      <text:h text:style-name="Heading_20_2" text:outline-level="2">Cap. I. </text:h>
      <text:p text:style-name="P4">Sana sortientes corpora purgare operosum<text:line-break/>est: etenim vertigines incurrunt et torminibus cruciantur<text:line-break/>graviterque ipsis purgatio procedit, ac praeterea etiamnum<text:line-break/>celeriter exsolvuntur. Haec autem oboriuntur omnia , dum<text:line-break/>purgans medicamentum samiliarem sibi humorem attrahere<text:line-break/>desiderat; quod autem eo destituatur, sanguinem carnesque<text:line-break/>coliiquat et absumit, ut ex illis proprium eliciat. Qui autem</text:p>
      <text:p text:style-name="P2">sani adhucfunt, <text:span text:style-name="Default_20_Paragraph_20_Font"><text:span text:style-name="T1">t</text:span></text:span>ed nisi vacuati fuerint, aegrotaturi, ad prae-<text:line-break/>cautionem vacuandifunt, ineunte vere aut venae sectione, si<text:line-break/>a plenitudine; aut purgatio<text:span text:style-name="Default_20_Paragraph_20_Font"><text:span text:style-name="T1">n</text:span></text:span>e, si ab humorum corruptione<text:line-break/>.oborientilurs morbis corripi consueverint. Nos itaque et<text:line-break/>podagram et arthritidem incipientem , quae nondum circa<text:line-break/>articulos nodos produxerat, ejusmodi vacuatione annis jam<text:line-break/>multis fieri prohibuimus. Eodem modo apoplexiam, epi-<text:line-break/>lepsiam , melancholiam aliosque ejusmodi diuturnos assectus<text:line-break/>dicta vacuatione plerisque lu hominibus depulimus. No<text:span text:style-name="Default_20_Paragraph_20_Font"><text:span text:style-name="T1">n-<text:line-break/></text:span></text:span>nullis itaque pituitosos humores evacuari confert; nonnullis<text:line-break/>biliosus; quibusdam melancholicos; quibusdam scro<text:span text:style-name="Default_20_Paragraph_20_Font"><text:span text:style-name="T1">t</text:span></text:span>um<text:line-break/>excrementum pro affectuum, qui ipsis accidere consueve-<text:line-break/>runt, substantia. Jam primum melaucholia quidam; nisi<text:line-break/>purgatus fuerit , quotanuis corripitur ; atque ipsum no<text:span text:style-name="Default_20_Paragraph_20_Font"><text:span text:style-name="T1">n</text:span></text:span> fo-<text:line-break/>lum vere, fed autumno quoque purgo.: Ita et mulierem<text:line-break/>quandam in mamma cancrum affectum habentem, singulis<text:line-break/>annis per veris initia. similiter vacuo, quam medicamento<text:line-break/>atram bilem purgante vehementer vacuatam persa<text:span text:style-name="Default_20_Paragraph_20_Font"><text:span text:style-name="T1">n</text:span></text:span>avi. Ac</text:p>
      <text:p text:style-name="P2">si quandoque purgatio adsumta non suerit, dolor. in alto<text:line-break/>ipfi^ oboritur. Elephantem alteri incipientem per initia<text:line-break/>sane venae sectione.et purgatione sanavi ; huicque unicapnr-<text:line-break/>gatio quotannis iterando fufsicit; ipsa vero intermissa^ quam<text:line-break/>primum assectus se prodit. Proinde ejusmodi morbi nigrorum<text:line-break/>humorum purgatione indigent; epileptici autem, apoplectici et<text:line-break/>asthmatici pituitosormn ; arthritiri cum multo calore bilio-<text:line-break/>surum; cum tumoribus frigidis pituitosormn. Alius quidam<text:line-break/>aestiva tempestate tertianis febribus semper corripi solitus<text:line-break/>multis jam annis non febricitavit,. quod sub veris decessum<text:line-break/>flavam bilem per nos purgari praeveniret. Ita namque<text:line-break/>satius est tales evacuare , quemadmodum epilepticos, artbri-<text:line-break/>ticos, melancholicos; item qui caeteri ob crass<text:span text:style-name="Default_20_Paragraph_20_Font"><text:span text:style-name="T1">a</text:span></text:span>s Immotus<text:line-break/>aegrotant, eos inchoante vere. vacuari .praestat. At ante.<text:line-break/>purgantia medicamenta, tum humores crassius .lentosque<text:line-break/>prius attenuare acincidere, tum meatus per quos .hi traji- .<text:line-break/>eiantur trahanturque reserare ac aperite decet, li purgatio<text:line-break/>modis omnibus successura sit , .lis .praesertim qui veratrum</text:p>
      <text:p text:style-name="P2">assumunt. Contentio namque turbationum catharticarum<text:line-break/>quum humores affectis partibus c<text:span text:style-name="Default_20_Paragraph_20_Font"><text:span text:style-name="T1">o</text:span></text:span>ntumaciter impactos ejicit,<text:line-break/>ob idque diuturnos affectus favet, id opus facilius attenua-<text:line-break/>tis prius humoribus perficiet. Haec autem si negligant,<text:line-break/>molestae purgationes occurrent, interdum cum interiorum<text:line-break/>t<text:span text:style-name="Default_20_Paragraph_20_Font"><text:span text:style-name="T1">o</text:span></text:span>rsionibus, quibusdam singultibus, caliginosis vertiginibus,<text:line-break/>multa Iactatione, .pravo pulsu, virium defectione et molestia.<text:line-break/>Qui autem elleborum assumturi sunt, eorum natura prius<text:line-break/>exploranda est, quomodo ad purgationes per superi<text:span text:style-name="Default_20_Paragraph_20_Font"><text:span text:style-name="T1">o</text:span></text:span>ra, h. o.<text:line-break/>per vomitus , fe<text:span text:style-name="Default_20_Paragraph_20_Font"><text:span text:style-name="T1">t</text:span></text:span>e habeat. Exploratio vero fiet vomitoriis<text:line-break/>medicamentis, quae moderata fini. Nifi enim facile pm-<text:line-break/>gari videatur is hom<text:span text:style-name="Default_20_Paragraph_20_Font"><text:span text:style-name="T1">o</text:span></text:span>, quin praeparatus suerit, ad elleborum<text:line-break/>minime ducendus esu Id autem fiet; fi tum .illis tum con-<text:line-break/>tinnis v<text:span text:style-name="Default_20_Paragraph_20_Font"><text:span text:style-name="T1">o</text:span></text:span>mitibus .elleborum assumturus .prompte vomere<text:line-break/>assueverit. opp<text:span text:style-name="Default_20_Paragraph_20_Font"><text:span text:style-name="T1">o</text:span></text:span>rtunius quoque fiet praelio m ematis corpo-<text:line-break/>silius. Haec autem praehumectantur tum uberiore cibo<text:line-break/>tum quiete. Quodigitur ad quietem spectat patet. Quem-<text:line-break/>admodum enim exercitia siccare nata sunt, ita etiam quies,</text:p>
      <text:p text:style-name="P2">h. e. otium et ab exercitiis vacatio , humiditates servare.<text:line-break/>At alimentum non simpliciter uberius humectare solet , sied<text:line-break/>quod vehementis qualitatis .expers, h.e<text:span text:style-name="Default_20_Paragraph_20_Font"><text:span text:style-name="T1">r</text:span></text:span>quod neque acerbum<text:line-break/>neque aere, -neque salsum, neque amarum sit. Nonnun-.<text:line-break/>quam radiculas .ex <text:span text:style-name="Default_20_Paragraph_20_Font"><text:span text:style-name="T1">o</text:span></text:span>xymelite dedimus , ipsis ellebori albi<text:line-break/>ramusculis per integrum diem ac noctem transfixas; fueris-<text:line-break/>que haec imbecilla ex ellebor<text:span text:style-name="Default_20_Paragraph_20_Font"><text:span text:style-name="T1">o</text:span></text:span> facta purgatio. Caeterum<text:line-break/>qui angustum habent pectus., ob idque <text:span text:style-name="Default_20_Paragraph_20_Font"><text:span text:style-name="T1">pulm</text:span></text:span>o<text:span text:style-name="Default_20_Paragraph_20_Font"><text:span text:style-name="T1">nem</text:span></text:span> compref-<text:line-break/>sum, adeas, quae vomiturus medicamentis fiunt purgationes,<text:line-break/>cum ad alias , tum maxime ex albo . veratro .comparatas<text:line-break/>ineptissimi sunt; his enim vas fpirabilium organorum ali-<text:line-break/>quod rumpitur. Praeterea biliosum humorem per superiora;<text:line-break/>pituitam per inferi<text:span text:style-name="Default_20_Paragraph_20_Font"><text:span text:style-name="T1">o</text:span></text:span>ra purgare decet; licet interdum contra-<text:line-break/>rrum moliendum fit, si in Ventriculo quidem pituitosus, in<text:line-break/>intestinis vero bilio<text:span text:style-name="Default_20_Paragraph_20_Font"><text:span text:style-name="T1">s</text:span></text:span>us acervatus fit. At melanch<text:span text:style-name="Default_20_Paragraph_20_Font"><text:span text:style-name="T1">o</text:span></text:span>licus per-<text:line-break/>per<text:span text:style-name="Default_20_Paragraph_20_Font"><text:span text:style-name="T1">n</text:span></text:span>o per inferiora educendus. De auni autem tempestati-<text:line-break/>bus in Hippocratis aphorismis scriptum est;. <text:span text:style-name="Default_20_Paragraph_20_Font"><text:span text:style-name="T1">Aestate sape-</text:span></text:span></text:p>
      <text:p text:style-name="P2"><text:span text:style-name="Default_20_Paragraph_20_Font"><text:span text:style-name="T1">ri</text:span></text:span>o<text:span text:style-name="Default_20_Paragraph_20_Font"><text:span text:style-name="T1">res, hieme infer</text:span></text:span>io<text:span text:style-name="Default_20_Paragraph_20_Font"><text:span text:style-name="T1">re</text:span></text:span>s <text:span text:style-name="Default_20_Paragraph_20_Font"><text:span text:style-name="T1">ventres purgando</text:span></text:span>s <text:span text:style-name="Default_20_Paragraph_20_Font"><text:span text:style-name="T1">esse. </text:span></text:span>Quod<text:line-break/>anni tempestatibus regionum est analogum, calore et frigore<text:line-break/>distinguentes considerare oportet: ita quoque de. aetatibus<text:line-break/>sentiendum. Ac certe etiam consuetudo ad vacuationis ju-.<text:line-break/>dicationem non parum conserti . Nam qui vomere consue-<text:line-break/>verunt , purgationes per superiorem ventrem minus moleste<text:line-break/>ferunt; insueti vero haud citra periculum magisque in<text:line-break/>veratro. Praeterea morbi speciem spectare conducit. Nam<text:line-break/>in leucophlegmatia hydrope medicamento pituitam edu-<text:line-break/>cente opus est, primo sane per ventrem inferiorem, deinde<text:line-break/>vomitionibus, postremo apophlegmatismis. , Quum enim<text:line-break/>redundans <text:span text:style-name="Default_20_Paragraph_20_Font"><text:span text:style-name="T1">humor</text:span></text:span> per universum corpus est diffusus , omnes.<text:line-break/>evacuationes promovehimus. At in ascite hydrope hydra-<text:line-break/>gogum aliquod medicamentum dabimus, quemadmodum<text:line-break/>etiam in ictericis cliolagoguin. Atque his multifariam bilis<text:line-break/>sursum, deorsum, per urinas, per palatum et per nares pur-<text:line-break/>ganda esu Pari modo si melancholicus humor redundave-<text:line-break/>rit, ut in melancholia, cancro, et elephantiasi quod atram</text:p>
      <text:p text:style-name="P2">bilem medicamentum evacuet offerimus. Epilepsias vero<text:line-break/>pituitam educentibus purgamus. Ex quibus constat, morbi<text:line-break/>constitutionem tum humorem vacuandum, tum locum per<text:line-break/>quem his humor vacuandus est, prodere. Exempli gratiis,<text:line-break/>iis quibus hepar inflammatur, ubi concocti fuerint <text:span text:style-name="Default_20_Paragraph_20_Font"><text:span text:style-name="T1">humore</text:span></text:span>s,<text:line-break/>purgationem moliuntur ; per inseriorem fune ventrem quum<text:line-break/>in concavis ipsius partibus fuerit affectus; per urinas, quum<text:line-break/>in convexis. Ite et in caeteris considerabis et humorem<text:line-break/>qui exuberat, etlocum affectum, ex quo tanquam causa mor-<text:line-break/>bus ortum durit. Haec enim tibi et humorem vacuandum<text:line-break/>et vernationis modum et .locum , per . quem vacuare deceat;<text:line-break/>et cum sus omnibus <text:span text:style-name="Default_20_Paragraph_20_Font"><text:span text:style-name="T1">vacuandi</text:span></text:span> occasionem indicabunt. Per<text:line-break/>initia namque serofos tenuesque humores vacuabis; in craf-<text:line-break/>fis autem ac lentis, quales natura sunt et pituitae et atrae<text:line-break/>bilis, concoctionem expectabis. <text:span text:style-name="Default_20_Paragraph_20_Font"><text:span text:style-name="T1">Jam</text:span></text:span> ab accessionibus con-<text:line-break/>silium sumes ad modi ver<text:span text:style-name="Default_20_Paragraph_20_Font"><text:span text:style-name="T1">n</text:span></text:span>ationis indicationem; per sirpe-<text:line-break/>riora quidem in accessionibus vacuationes moliens , per iule-</text:p>
      <text:p text:style-name="P1">riora in remissionibus quas appellant. Etenim quae <text:span text:style-name="Default_20_Paragraph_20_Font"><text:span text:style-name="T1">t</text:span></text:span>ua<text:line-break/>sponte. moventur , ita j ovant; quum in accessionibus multi<text:line-break/>et vomant et per nares .sanguinem fundant; in remissionibus<text:line-break/>. autem urinae et deiectiones excernuntur.- At maxime tum-<text:line-break/>pus dierum accelloriorum et criticorum, quum deorsum<text:line-break/>copiusa purgare aggrederis , cavere oportet. Ubi enim. hu-<text:line-break/>morum impetus sursum .vergit, medicamenti purgantis iacui-<text:line-break/>tas impedietur. .In iis autem qui jam aegrotant, si morbi<text:line-break/>diuturni sunt , semper eorum maturatio exspectanda est:. sin<text:line-break/>autem acuti quum turgent humores, per .initia medicamentis<text:line-break/>uti licet; idque ipsum multa cum religione et circumspe-<text:line-break/>ctione efficiendum est. Nam .in morbis acutis. male purgari<text:line-break/>periculum haud leve esu<text:span text:style-name="Default_20_Paragraph_20_Font"><text:span text:style-name="T1">i</text:span></text:span> Quod omnia purgantia medica-<text:line-break/>meuta calida facultatibus existant, labris autem , qua febris<text:line-break/>est, fui ratione non fusum non siccantibus et calidis., .sed<text:line-break/>maxime ipsis contrariis , nempe humectantibus refrigeranti-.<text:line-break/>busque indigeat. Quare nec ipsius febrilis caloris gratia<text:line-break/>purgatio nobis assumi tus; hunc enim quantum per fe laedat</text:p>
      <text:p text:style-name="P2">scimus, fed humorum cau<text:span text:style-name="Default_20_Paragraph_20_Font"><text:span text:style-name="T1">t</text:span></text:span>a, qui illum efficiunt. . Convenit<text:line-break/>igitur majus commodum ex nodorum. humorum evacuatione<text:line-break/>provenire, quam laesionem, quae a medicamentis purganti-<text:line-break/>bus necessario corpori obvenit.: est autem commodum , si<text:line-break/>noxius humor et citra molestiam et totus evacuetur. vj.uod<text:line-break/>ut fiat, primum sane dispiciendum venit, num aeger ad ejus-<text:line-break/>rnodi purgatio<text:span text:style-name="Default_20_Paragraph_20_Font"><text:span text:style-name="T1">n</text:span></text:span>em sit idoneus. Nam qui ex cruditatibus<text:line-break/>multis aut lentis crassisve cibis laborant ; item quibus hypo-<text:line-break/>chondria distenta sunt iuflataque, aut urina fupra modum<text:line-break/>calida et ignea, aut -si etiam inibi viscerum quaedam iustam-<text:line-break/>malio assiigat, omnes lu ad purgationes inepti sunt. Proinde<text:line-break/>et haec abesse et humores quam maxime licet aegrotantis<text:line-break/>fluidos esse oportet, lue. tenues et nullius lentoris partici-<text:line-break/>pes, meatusque, per quos purgatio futura est, adapertus:<text:line-break/>Haec enim et nos antea praeparamus purgaturi aliquem. At<text:line-break/>in morbis acutis statim per initia vel primo dic vel non<text:line-break/>ultra fecundum, si purgationibus usuri fimus; quum pru-</text:p>
      <text:p text:style-name="P2">riunt, hujusmodi praepa<text:span text:style-name="Default_20_Paragraph_20_Font"><text:span text:style-name="T1">r</text:span></text:span>ati<text:span text:style-name="Default_20_Paragraph_20_Font"><text:span text:style-name="T1">o</text:span></text:span>nem fieri non licet, nisi quis<text:line-break/>tempus forte habeat ; ut mulsam meracam potui det, in qua<text:line-break/>hyssopi aliquid, aut. thymi, aut origani, aut trag<text:span text:style-name="Default_20_Paragraph_20_Font"><text:span text:style-name="T1">o</text:span></text:span>rigani,<text:line-break/>aut pulegii, aut cuiusdam ita .attenuantium decoctum sit,<text:line-break/>Quapropter bona ratione raro in acutis morbis per initia<text:line-break/>medicamentorumusus nobis erit, quod neque frequenter<text:line-break/>noxii humores per initia turgeant pruriantque, neque suetiam<text:line-break/>hoc exiftat; aegrotus ad purgationem sit idoneus p.imo qui<text:line-break/>ne tempus quidem nobis praebeat praeparandi idoneum.. At<text:line-break/>humores turgere dicuntur, quum motu vehementi<text:span text:style-name="Default_20_Paragraph_20_Font"><text:span text:style-name="T1">o</text:span></text:span>ri agitati<text:line-break/>et a partibus in. partes transflnentes per morbi initia humi—<text:line-break/>nem molestant; dolore afficientes; jactantes, irritantes et<text:line-break/>quiescere non permittentes. Tales igitur, h. e. qui in.motu<text:line-break/>funt, agitatione et fluore evacuare convenit. Parii autem<text:line-break/>alicui infixos , neque alio quodam praesidio movere op<text:span text:style-name="Default_20_Paragraph_20_Font"><text:span text:style-name="T1">o</text:span></text:span>rtet<text:line-break/>neque medicamentis solicitare, priusquam fuerint concocti.<text:line-break/>Tunc. enim et naturam vacuationi opitulantem habebimus;<text:line-break/>siquidem ea fecundum conc<text:span text:style-name="Default_20_Paragraph_20_Font"><text:span text:style-name="T1">o</text:span></text:span>ctiones et humores discernere</text:p>
      <text:p text:style-name="P2">et superfluum deponere apparet; quo tempore etiam crisas<text:line-break/>accidunt. At ubi absolute quidem ipsa movetur, nihil<text:line-break/>opus est medicamentis; ubi Ienius imbecilliusque actio-<text:line-break/>nem obit, id quod deest nos medicamentis adiicere oportet,<text:line-break/>quo utriusque, et naturae expellentis et medicamenti tra-<text:line-break/>Lentis opera fiat humoris molesti vacuasse. Caeterum<text:line-break/>sciendum est humorum transfluxiones ex alia in aliam par-<text:line-break/>tem raro accedere, sed saepius una in parte quadam ipsus<text:line-break/>residere, in qua per totum morbi tempus ad Inlusionem<text:line-break/>usque concoquuntur. Quum igitur non acutus modo asse-<text:line-break/>otus fuerit, sed etiam cum fabre vehementissima, cavendum<text:line-break/>est purgans medicamentum exhibere, praesertim quum quis<text:line-break/>laborantis naturam non compertam habeat. Nonnulli siqui-<text:line-break/>dem natura aegre purgantur, nonnulli vero exigua medica-<text:line-break/>menti potione abunde purgantur. Quum itaque febris non<text:line-break/>vehemens fuerit norisque aegrotantis naturam , ad medi<text:span text:style-name="Default_20_Paragraph_20_Font"><text:span text:style-name="T1">c</text:span></text:span>a-<text:line-break/>menti dosin descendes , elieboro nigro utens aut aliquo con-<text:line-break/>simili; in quorum grege est diacolocynthidos, nominant</text:p>
      <text:p text:style-name="P2">ipsam consueto nomine hieram. Quum autem varie ipsa prae-<text:line-break/>paretur, quae elleborum recepit absque scammoni<text:span text:style-name="Default_20_Paragraph_20_Font"><text:span text:style-name="T1">a</text:span></text:span>, opti-<text:line-break/>mum est medicamentum ventri ducendo idoneum. Ubi<text:line-break/>purgatio assumta suerit, constat ptisanam supersorbere , ut<text:line-break/>ait Hippocrates: iplum etenim purgans medicamentum ut<text:line-break/>quod exiguum sit, ad ventriculi fundum pervenit; in transi-<text:line-break/>tu autem stomachus, quantum ad superiorem ventriculi<text:line-break/>partem attinet, non modo qualitatis medicamenti purgantis,<text:line-break/>sed etiam substantiae inter transeundum adhaerescentia par-<text:line-break/>ticeps factus, vehementer ostenditur. Ad quod igitur cre-<text:line-break/>mor ptisanae, si fuperbibatur, conducit, ut qui id quod<text:line-break/>in transitu affixum applicatumque est, abstergere et deorsum<text:line-break/>trahere, qualitatem vero medicamenti particulis insidentem<text:line-break/>contemperare et alterare possit. Propter haec igitur post<text:line-break/>purgantis medicamenti potionem ptisanam superIorbere ju-<text:line-break/>bet. At ubi purgatio fieri inceperit, non amplius ptisanam<text:line-break/>dari suadet, timens ne purgantis medicamenti actio dissol-<text:line-break/>vatur. Porro alvus nonnunquam dato medicamento quod</text:p>
      <text:p text:style-name="P2">purget non excernit, vel ob aegri naturae proprietatem, vel<text:line-break/>ob medicamenti adhibiti pauritatem. Multoties autem et<text:line-break/>stercus impactum, durum, in aliquo intestino, quod clystere<text:line-break/>evacuari posset, antequam purgans medicamentum exhibea-<text:line-break/>tur, vacuationem impedit. Jam fieri potest ut natura<text:line-break/>impetum ad urinas faciente purgans nihil proficiat. Inter-<text:line-break/>dum face quum purgantia frustrata fuerint actione, praeter-<text:line-break/>quam quod nihil corpus laedunt, etiam alimentum animan-<text:line-break/>tis fiunt; quaedam ad corruptionem et deleteriam conver-<text:line-break/>tuntur. At quum omnia purgantia medicamenta ventricu-<text:line-break/>lum vitient et praecipue ipsius os , eo quod maxime sit ner-<text:line-break/>vofum et siensile, odoratorum mixtura excogitata est, ne sula<text:line-break/>neque sincera ipsorum facultas os ventricusi attingat. Con-<text:line-break/>venit autem ea quae miscentur femina ejusmodi esse, quae<text:line-break/>et malignitatem possint obtundere et actionem ipforum non<text:line-break/>prohibere, attenuante et incidente facultate praedita, qua<text:line-break/>orasses humores inridat et rias ipforum , per quas evacuan-<text:line-break/>tur, adaperiant recludantque, At purgantia quae mifceu-</text:p>
      <text:p text:style-name="P2">fur,. sibi. invicem congenera esse et nulla ex parte dissidere<text:line-break/>oportet. Dissident autem non quum aliud bilem verbi<text:line-break/>causa,- aliud pituitam evacuat; ambo enim e<text:span text:style-name="Default_20_Paragraph_20_Font"><text:span text:style-name="T1">o</text:span></text:span>dem modo<text:line-break/>evacuari possunt; verum ubi hoc statim, illud multo post-<text:line-break/>quam assumptum est, purgationem movere solet: ita enim<text:line-break/>inaequalis fit evacuatio ex. illis simul assumtis. Dito au-<text:line-break/>tem inaequalem, quum una jam cessante vacuatione altera<text:line-break/>rursus incipi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1</dc:title>
    <dc:subject/>
    <meta:initial-creator>Galien</meta:initial-creator>
    <meta:creation-date>2023-01-13T10:31:00Z</meta:creation-date>
    <dc:date>2023-01-13T11:32:03.295000000</dc:date>
    <meta:editing-cycles>3</meta:editing-cycles>
    <meta:editing-duration>PT1M52S</meta:editing-duration>
    <meta:document-statistic meta:table-count="0" meta:image-count="0" meta:object-count="0" meta:page-count="14" meta:paragraph-count="16" meta:word-count="1844" meta:character-count="13167" meta:non-whitespace-character-count="11338"/>
    <meta:template xlink:type="simple" xlink:actuate="onRequest" xlink:title="" xlink:href="Normal.dotm"/>
  </office:meta>
</office:document-meta>
</file>